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01734c" officeooo:paragraph-rsid="0001734c"/>
    </style:style>
    <style:style style:name="P2" style:family="paragraph" style:parent-style-name="Standard" style:list-style-name="L1">
      <style:text-properties style:font-name="Roboto" officeooo:rsid="0001734c" officeooo:paragraph-rsid="000173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ées concernant le lore du jeu et les objectifs de partie :</text:p>
      <text:p text:style-name="P1"/>
      <text:list xml:id="list217692493" text:style-name="L1">
        <text:list-item>
          <text:p text:style-name="P2">Notre personnage (krapule) doit échaper à des catastrophes naturelles (scrolling)</text:p>
        </text:list-item>
        <text:list-item>
          <text:p text:style-name="P2">Un monde = une catastrophe naturelle = 2-3 niveaux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scn </meta:initial-creator>
    <meta:creation-date>2019-04-05T17:24:36.174479271</meta:creation-date>
    <dc:date>2019-04-05T17:27:34.817756789</dc:date>
    <dc:creator>bscn </dc:creator>
    <meta:editing-duration>PT2M59S</meta:editing-duration>
    <meta:editing-cycles>1</meta:editing-cycles>
    <meta:document-statistic meta:table-count="0" meta:image-count="0" meta:object-count="0" meta:page-count="1" meta:paragraph-count="3" meta:word-count="33" meta:character-count="193" meta:non-whitespace-character-count="165"/>
    <meta:generator>LibreOffice/6.2.2.2$Linux_X86_64 LibreOffice_project/20$Build-2</meta:generator>
  </office:meta>
</office:document-meta>
</file>